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B8000002476F0A15C59CFB221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6102in" svg:y="-0.7874in" svg:width="8.1201in" svg:height="10.9598in" draw:z-index="0"><draw:image xlink:href="Pictures/10000001000001B8000002476F0A15C59CFB2216.png" xlink:type="simple" xlink:show="embed" xlink:actuate="onLoad" draw:mime-type="image/png"/></draw:frame>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10:48:16.694000000</meta:creation-date>
    <dc:date>2024-04-19T12:41:08.072000000</dc:date>
    <meta:editing-duration>PT12M55S</meta:editing-duration>
    <meta:editing-cycles>6</meta:editing-cycles>
    <meta:generator>LibreOffice/7.5.2.2$Windows_X86_64 LibreOffice_project/53bb9681a964705cf672590721dbc85eb4d0c3a2</meta:generator>
    <meta:document-statistic meta:table-count="0" meta:image-count="1" meta:object-count="0" meta:page-count="2" meta:paragraph-count="0" meta:word-count="0" meta:character-count="0" meta:non-whitespace-character-count="0"/>
  </office:meta>
</office:document-meta>
</file>